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2000000F34766720AA46A063E.png" manifest:media-type="image/png"/>
  <manifest:file-entry manifest:full-path="Pictures/10000000000001BB0000015B53802E018A15FAE4.png" manifest:media-type="image/png"/>
  <manifest:file-entry manifest:full-path="Pictures/1000000000000153000000F2D8605153187F3B20.png" manifest:media-type="image/png"/>
  <manifest:file-entry manifest:full-path="Pictures/100000000000014D000000F6F8D59F3666F422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draw:frame draw:style-name="fr1" draw:name="Image1" text:anchor-type="char" svg:x="0.1165in" svg:y="0.0437in" svg:width="3.6917in" svg:height="2.8917in" draw:z-index="0"><draw:image xlink:href="Pictures/10000000000001BB0000015B53802E018A15FAE4.png" xlink:type="simple" xlink:show="embed" xlink:actuate="onLoad" draw:mime-type="image/png"/></draw:frame><draw:frame draw:style-name="fr1" draw:name="Image2" text:anchor-type="char" svg:x="1.6945in" svg:y="3.2445in" svg:width="2.8252in" svg:height="2.0165in" draw:z-index="1"><draw:image xlink:href="Pictures/1000000000000153000000F2D8605153187F3B20.png" xlink:type="simple" xlink:show="embed" xlink:actuate="onLoad" draw:mime-type="image/png"/></draw:frame><draw:frame draw:style-name="fr1" draw:name="Image3" text:anchor-type="char" svg:x="-0.0807in" svg:y="5.5665in" svg:width="2.7752in" svg:height="2.05in" draw:z-index="2"><draw:image xlink:href="Pictures/100000000000014D000000F6F8D59F3666F42261.png" xlink:type="simple" xlink:show="embed" xlink:actuate="onLoad" draw:mime-type="image/png"/></draw:frame><draw:frame draw:style-name="fr1" draw:name="Image4" text:anchor-type="char" svg:x="4.1319in" svg:y="5.5in" svg:width="2.8165in" svg:height="2.0252in" draw:z-index="3"><draw:image xlink:href="Pictures/1000000000000152000000F34766720AA46A06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0T19:30:55.595000000</dc:date>
    <meta:editing-duration>PT1M26S</meta:editing-duration>
    <meta:editing-cycles>2</meta:editing-cycles>
    <meta:generator>LibreOffice/7.5.1.2$Windows_X86_64 LibreOffice_project/fcbaee479e84c6cd81291587d2ee68cba099e129</meta:generator>
    <meta:document-statistic meta:table-count="0" meta:image-count="4" meta:object-count="0" meta:page-count="1" meta:paragraph-count="1" meta:word-count="1" meta:character-count="7" meta:non-whitespace-character-count="7"/>
  </office:meta>
</office:document-meta>
</file>